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0000000CC8534537F79C778B2.png" manifest:media-type="image/png"/>
  <manifest:file-entry manifest:full-path="Pictures/100010580000879200001508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Carlito" svg:font-family="Carlito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nux Biolinum Keyboard O" svg:font-family="'Linux Biolinum Keyboard O'" style:font-pitch="variable"/>
    <style:font-face style:name="Lohit Hindi1" svg:font-family="'Lohit Hindi'" style:font-pitch="variable"/>
    <style:font-face style:name="Monospace" svg:font-family="Monospace" style:font-pitch="variable"/>
    <style:font-face style:name="URW Bookman L" svg:font-family="'URW Bookman 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2.0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5cm" fo:min-width="0cm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23cm" fo:min-width="0cm"/>
    </style:style>
    <style:style style:name="gr7" style:family="graphic" style:parent-style-name="standard">
      <style:graphic-properties draw:stroke="none" draw:fill="none" fo:min-height="5.911cm"/>
    </style:style>
    <style:style style:name="gr8" style:family="graphic" style:parent-style-name="standard">
      <style:graphic-properties draw:stroke="none" draw:fill="none" fo:min-height="7.093cm"/>
    </style:style>
    <style:style style:name="gr9" style:family="graphic" style:parent-style-name="standard">
      <style:graphic-properties draw:stroke="none" draw:fill="none" fo:min-height="6.28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</style:style>
    <style:style style:name="gr12" style:family="graphic" style:parent-style-name="standard">
      <style:graphic-properties draw:stroke="none" draw:fill="none" fo:min-height="9.66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cm" fo:min-width="0cm"/>
    </style:style>
    <style:style style:name="gr14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6" style:family="graphic" style:parent-style-name="standard">
      <style:graphic-properties draw:stroke="none" draw:fill="none" fo:min-height="11.033cm"/>
    </style:style>
    <style:style style:name="gr17" style:family="graphic" style:parent-style-name="standard">
      <style:graphic-properties draw:stroke="none" draw:fill="none" fo:min-height="3.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12cm" fo:min-width="0cm"/>
    </style:style>
    <style:style style:name="gr20" style:family="graphic" style:parent-style-name="standard">
      <style:graphic-properties svg:stroke-color="#000000" draw:fill-color="#ff3333" draw:opacity="31%" draw:textarea-horizontal-align="justify" draw:textarea-vertical-align="middle" draw:auto-grow-height="false" fo:min-height="2.798cm" fo:min-width="5.342cm"/>
    </style:style>
    <style:style style:name="gr21" style:family="graphic" style:parent-style-name="standard">
      <style:graphic-properties svg:stroke-color="#000000" draw:fill-color="#ff3300" draw:opacity="31%" draw:textarea-horizontal-align="justify" draw:textarea-vertical-align="middle" draw:auto-grow-height="false" fo:min-height="4.068cm" fo:min-width="5.85cm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textarea-vertical-align="top" draw:auto-grow-height="true" fo:min-height="12.7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outline1">
      <style:graphic-properties draw:textarea-vertical-align="top" fo:min-height="11.929cm"/>
    </style:style>
    <style:style style:name="pr8" style:family="presentation" style:parent-style-name="BrightBlue-title">
      <style:graphic-properties draw:auto-grow-height="true" fo:min-height="6.894cm"/>
    </style:style>
    <style:style style:name="pr9" style:family="presentation" style:parent-style-name="BrightBlue-notes">
      <style:graphic-properties draw:fill-color="#ffffff" draw:auto-grow-height="true" fo:min-height="14.882cm"/>
    </style:style>
    <style:style style:name="pr10" style:family="presentation" style:parent-style-name="BrightBlue-title">
      <style:graphic-properties draw:auto-grow-height="true" fo:min-height="3.506cm"/>
    </style:style>
    <style:style style:name="pr11" style:family="presentation" style:parent-style-name="BrightBlue-outline1">
      <style:graphic-properties fo:min-height="5.559cm"/>
    </style:style>
    <style:style style:name="pr12" style:family="presentation" style:parent-style-name="BrightBlue-notes">
      <style:graphic-properties draw:fill-color="#ffffff" draw:auto-grow-height="true" fo:min-height="14cm"/>
    </style:style>
    <style:style style:name="pr13" style:family="presentation" style:parent-style-name="Default-outline1">
      <style:graphic-properties fo:min-height="5.559cm"/>
    </style:style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start"/>
      <style:text-properties fo:font-size="26pt" style:font-size-asian="20pt" style:font-size-complex="20pt"/>
    </style:style>
    <style:style style:name="P4" style:family="paragraph">
      <loext:graphic-properties draw:fill-color="#ffffff"/>
      <style:paragraph-properties fo:text-align="start"/>
      <style:text-properties fo:font-size="26pt" style:font-size-asian="20pt" style:font-size-complex="2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text-properties fo:color="#000000" fo:font-size="16pt" fo:font-weight="normal" style:font-size-asian="16pt" style:font-weight-asian="normal" style:font-size-complex="16pt" style:font-weight-complex="normal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ff3333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none"/>
      <style:text-properties fo:font-size="10pt" style:font-size-asian="10pt" style:font-size-complex="10pt"/>
    </style:style>
    <style:style style:name="P13" style:family="paragraph">
      <loext:graphic-properties draw:fill="none"/>
      <style:text-properties fo:font-size="8pt" style:font-size-asian="10pt" style:font-size-complex="10pt"/>
    </style:style>
    <style:style style:name="P14" style:family="paragraph">
      <loext:graphic-properties draw:fill="none" draw:fill-color="#ffffff"/>
      <style:text-properties fo:color="#cc0000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loext:graphic-properties draw:fill-color="#ffffff"/>
      <style:text-properties fo:font-size="21.2999992370605pt"/>
    </style:style>
    <style:style style:name="P17" style:family="paragraph">
      <style:paragraph-properties fo:margin-top="0.051cm" fo:margin-bottom="0cm" style:text-autospace="none"/>
    </style:style>
    <style:style style:name="P18" style:family="paragraph">
      <style:paragraph-properties style:text-autospace="none"/>
    </style:style>
    <style:style style:name="P19" style:family="paragraph">
      <style:paragraph-properties fo:margin-top="0.356cm" fo:margin-bottom="0.254cm" style:text-autospace="none"/>
    </style:style>
    <style:style style:name="P20" style:family="paragraph">
      <style:paragraph-properties fo:margin-top="0.051cm" fo:margin-bottom="0cm"/>
      <style:text-properties fo:font-size="12pt" style:font-size-asian="12pt" style:font-size-complex="12pt"/>
    </style:style>
    <style:style style:name="P21" style:family="paragraph">
      <loext:graphic-properties draw:fill-color="#ff3333" draw:opacity="31%"/>
      <style:paragraph-properties fo:text-align="center"/>
      <style:text-properties fo:font-size="18pt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loext:graphic-properties draw:fill-color="#ff3300" draw:opacity="31%"/>
      <style:paragraph-properties fo:text-align="center"/>
      <style:text-properties fo:font-size="15pt" style:font-size-asian="15pt" style:font-size-complex="15pt"/>
    </style:style>
    <style:style style:name="P24" style:family="paragraph">
      <style:text-properties style:font-name="Linux Biolinum Keyboard O" fo:font-style="normal" fo:font-weight="normal"/>
    </style:style>
    <style:style style:name="P25" style:family="paragraph">
      <style:text-properties style:font-name="URW Bookman L"/>
    </style:style>
    <style:style style:name="P26" style:family="paragraph">
      <style:paragraph-properties fo:margin-top="0.051cm" fo:margin-bottom="0cm"/>
    </style:style>
    <style:style style:name="P27" style:family="paragraph">
      <style:text-properties fo:font-size="18pt" style:font-size-asian="18pt" style:font-size-complex="18pt"/>
    </style:style>
    <style:style style:name="P28" style:family="paragraph">
      <loext:graphic-properties draw:fill-color="#ffffff"/>
      <style:text-properties fo:font-size="29.799999237060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size-asian="20pt" style:font-size-complex="20pt"/>
    </style:style>
    <style:style style:name="T4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3333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ff3333" fo:font-size="10pt" style:font-size-asian="10pt" style:font-size-complex="10pt"/>
    </style:style>
    <style:style style:name="T14" style:family="text">
      <style:text-properties fo:font-size="8pt" style:font-size-asian="10pt" style:font-size-complex="10pt"/>
    </style:style>
    <style:style style:name="T15" style:family="text">
      <style:text-properties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color="#cc0000" fo:font-size="10pt" style:font-size-asian="10pt" style:font-size-complex="10pt"/>
    </style:style>
    <style:style style:name="T17" style:family="text">
      <style:text-properties fo:color="#cc0000"/>
    </style:style>
    <style:style style:name="T18" style:family="text">
      <style:text-properties fo:color="#009900" fo:font-size="10pt" style:font-size-asian="10pt" style:font-size-complex="10pt"/>
    </style:style>
    <style:style style:name="T19" style:family="text">
      <style:text-properties fo:color="#00cc00" fo:font-size="10pt" style:font-size-asian="10pt" style:font-size-complex="10pt"/>
    </style:style>
    <style:style style:name="T20" style:family="text">
      <style:text-properties fo:color="#009900"/>
    </style:style>
    <style:style style:name="T21" style:family="text">
      <style:text-properties fo:color="#00cc00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variant="normal" fo:text-transform="none" style:text-outline="false" style:text-line-through-style="none" style:text-line-through-type="none" style:font-name="Monospace1" fo:font-size="12pt" fo:font-style="normal" fo:text-shadow="none" style:text-underline-style="none" style:letter-kerning="true" fo:background-color="transparent" style:font-name-asian="Monospace1" style:font-size-asian="12pt" style:font-style-asian="normal" style:font-name-complex="Monospace1" style:font-size-complex="12pt" style:font-style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7f0055" style:text-outline="false" style:text-line-through-style="none" style:text-line-through-type="none" style:font-name="Monospace1" fo:font-size="12pt" fo:font-style="normal" fo:text-shadow="none" style:text-underline-style="none" fo:font-weight="bold" style:letter-kerning="true" fo:background-color="transparent" style:font-name-asian="Monospace1" style:font-size-asian="12pt" style:font-style-asian="normal" style:font-weight-asian="bold" style:font-name-complex="Monospace1" style:font-size-complex="1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font-name="Liberation Sans2" fo:font-size="12pt" fo:font-style="normal" fo:text-shadow="none" style:text-underline-style="none" style:letter-kerning="true" fo:background-color="transparent" style:font-name-asian="Monospace1" style:font-size-asian="12pt" style:font-style-asian="normal" style:font-name-complex="Monospace1" style:font-size-complex="12pt" style:font-style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7f0055" style:text-outline="false" style:text-line-through-style="none" style:text-line-through-type="none" style:font-name="Liberation Sans2" fo:font-size="12pt" fo:font-style="normal" fo:text-shadow="none" style:text-underline-style="none" fo:font-weight="bold" style:letter-kerning="true" fo:background-color="transparent" style:font-name-asian="Monospace1" style:font-size-asian="12pt" style:font-style-asian="normal" style:font-weight-asian="bold" style:font-name-complex="Monospace1" style:font-size-complex="1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Liberation Sans2" fo:font-size="12pt" fo:font-style="normal" fo:text-shadow="none" style:text-underline-style="none" style:letter-kerning="true" fo:background-color="transparent" style:font-name-asian="Monospace1" style:font-size-asian="12pt" style:font-style-asian="normal" style:font-name-complex="Monospace1" style:font-size-complex="12pt" style:font-style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a3e3e" style:text-outline="false" style:text-line-through-style="none" style:text-line-through-type="none" style:font-name="Liberation Sans2" fo:font-size="12pt" fo:font-style="normal" fo:text-shadow="none" style:text-underline-style="none" style:letter-kerning="true" fo:background-color="transparent" style:font-name-asian="Monospace1" style:font-size-asian="12pt" style:font-style-asian="normal" style:font-name-complex="Monospace1" style:font-size-complex="12pt" style:font-style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fo:background-color="transparent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6a3e3e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fo:background-color="transparent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8pt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fo:font-variant="normal" fo:text-transform="none" fo:color="#7f0055" style:text-outline="false" style:text-line-through-style="none" style:text-line-through-type="none" style:font-name="Carlito" fo:font-size="16pt" fo:font-style="normal" fo:text-shadow="none" style:text-underline-style="none" fo:font-weight="bold" style:letter-kerning="true" fo:background-color="transparent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Carlito" fo:font-size="16pt" fo:font-style="normal" fo:text-shadow="none" style:text-underline-style="none" fo:font-weight="normal" style:letter-kerning="true" fo:background-color="transparent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6a3e3e" style:text-outline="false" style:text-line-through-style="none" style:text-line-through-type="none" style:font-name="Carlito" fo:font-size="16pt" fo:font-style="normal" fo:text-shadow="none" style:text-underline-style="none" fo:font-weight="normal" style:letter-kerning="true" fo:background-color="transparent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2a00ff" style:text-outline="false" style:text-line-through-style="none" style:text-line-through-type="none" style:font-name="Carlito" fo:font-size="16pt" fo:font-style="normal" fo:text-shadow="none" style:text-underline-style="none" fo:font-weight="normal" style:letter-kerning="true" fo:background-color="transparent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Carlito" fo:font-size="16pt" fo:font-style="italic" fo:text-shadow="none" style:text-underline-style="none" fo:font-weight="normal" style:letter-kerning="true" fo:background-color="transparent" style:font-name-asian="Monospace1" style:font-size-asian="16pt" style:font-style-asian="italic" style:font-weight-asian="normal" style:font-name-complex="Monospace1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Carlito" fo:font-size="16pt" fo:font-style="normal" fo:text-shadow="none" style:text-underline-style="none" fo:font-weight="normal" style:letter-kerning="true" fo:background-color="#ff3333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fo:background-color="transparent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Linux Biolinum Keyboard O" fo:font-style="normal" fo:font-weight="normal"/>
    </style:style>
    <style:style style:name="T43" style:family="text">
      <style:text-properties fo:font-size="28pt" style:font-size-asian="28pt" style:font-size-complex="28pt"/>
    </style:style>
    <style:style style:name="T44" style:family="text">
      <style:text-properties style:font-name="Linux Biolinum Keyboard O"/>
    </style:style>
    <style:style style:name="T45" style:family="text">
      <style:text-properties style:font-name="URW Bookman 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3.467cm" svg:x="1.4cm" svg:y="0.8cm" presentation:class="title" presentation:user-transformed="true">
          <draw:text-box>
            <text:p text:style-name="P1"><text:span text:style-name="T1">Reti di Calcolatori T</text:span><text:span text:style-name="T1"><text:line-break/></text:span><text:span text:style-name="T2">Esercitazione 1</text:span></text:p>
          </draw:text-box>
        </draw:frame>
        <draw:frame presentation:style-name="pr2" draw:text-style-name="P4" draw:layer="layout" svg:width="26.4cm" svg:height="12.734cm" svg:x="0.4cm" svg:y="6.066cm" presentation:class="subtitle" presentation:user-transformed="true">
          <draw:text-box>
            <text:p text:style-name="P3"><text:span text:style-name="T3">Per la risoluzione dell'esercizio viene utilizzato il modello Client/Server e la comunicazione tra queste due entità avviene tramite le DatagramSocket le quali si appoggiano sul protocollo UDP (connection-less).</text:span></text:p>
            <text:p text:style-name="P3"><text:span text:style-name="T3"/></text:p>
            <text:p text:style-name="P3"><text:span text:style-name="T3">Il Client richiede lo scambio di due righe in un file remoto sul DiscoveryServer. Il DiscoveryServer crea un thread per ogni file da gestire e informa il Client sulla porta corretta da usare per richiedere lo scambio delle righe effettuato dal SwapRowServer(Thread) del file richiesto.</text:span></text:p>
          </draw:text-box>
        </draw:frame>
        <draw:frame draw:style-name="gr1" draw:text-style-name="P5" draw:layer="layout" svg:width="6cm" svg:height="4.517cm" svg:x="21.8cm" svg:y="0.4cm">
          <draw:text-box>
            <text:p><text:span text:style-name="T1">GRUPPO 5:</text:span></text:p>
            <text:p>Stefano Lentini</text:p>
            <text:p>Davide Perinti</text:p>
            <text:p>Leone Ruggiero</text:p>
            <text:p>Marco Turzi</text:p>
            <text:p>Andrea Zanni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3.467cm" svg:x="1.4cm" svg:y="0.8cm" presentation:class="title" presentation:user-transformed="true">
          <draw:text-box>
            <text:p text:style-name="P1">SwapRowServer(1)</text:p>
          </draw:text-box>
        </draw:frame>
        <draw:frame presentation:style-name="pr5" draw:text-style-name="P7" draw:layer="layout" svg:width="25.2cm" svg:height="2.334cm" svg:x="1.4cm" svg:y="5.066cm" presentation:class="outline" presentation:user-transformed="true">
          <draw:text-box>
            <text:list text:style-name="L3">
              <text:list-item>
                <text:p><text:span text:style-name="T4">Il </text:span><text:span text:style-name="T5">COSTRUTTORE</text:span><text:span text:style-name="T4"> si occupa di inizializzare uno dei Thread </text:span><text:span text:style-name="T4">SwapRowServer con i parametri (nomefile, porta) passati </text:span><text:span text:style-name="T4">dal DiscoveryServer, la socket ed il packet utilizzati per </text:span><text:span text:style-name="T4">ricevere la richiesta di scambioRighe dal Cliente ed inviare </text:span><text:span text:style-name="T4">il risultato.</text:span></text:p>
              </text:list-item>
            </text:list>
          </draw:text-box>
        </draw:frame>
        <draw:frame draw:style-name="gr3" draw:text-style-name="P8" draw:layer="layout" svg:width="18.038cm" svg:height="12.338cm" svg:x="0.162cm" svg:y="7.862cm">
          <draw:text-box>
            <text:p>public SwapRowServer (String filename, int port) {</text:p>
            <text:p><text:tab/><text:tab/>this.filename = filename;</text:p>
            <text:p><text:tab/><text:tab/>this.port = port;</text:p>
            <text:p><text:tab/><text:tab/></text:p>
            <text:p><text:tab/><text:tab/><text:span text:style-name="T6">try {</text:span></text:p>
            <text:p><text:span text:style-name="T6"><text:tab/></text:span><text:span text:style-name="T6"><text:tab/></text:span><text:span text:style-name="T6"><text:tab/></text:span><text:span text:style-name="T6">this.socket = new DatagramSocket(port);</text:span></text:p>
            <text:p><text:span text:style-name="T6"><text:tab/></text:span><text:span text:style-name="T6"><text:tab/></text:span><text:span text:style-name="T6">} catch (SocketException e) {</text:span></text:p>
            <text:p><text:span text:style-name="T6"><text:tab/></text:span><text:span text:style-name="T6"><text:tab/></text:span><text:span text:style-name="T6"><text:tab/></text:span><text:span text:style-name="T6">e.printStackTrace();</text:span></text:p>
            <text:p><text:span text:style-name="T6"><text:tab/></text:span><text:span text:style-name="T6"><text:tab/></text:span><text:span text:style-name="T6"><text:tab/></text:span><text:span text:style-name="T6">System.exit(1);</text:span></text:p>
            <text:p><text:span text:style-name="T6"><text:tab/></text:span><text:span text:style-name="T6"><text:tab/></text:span><text:span text:style-name="T6">}</text:span></text:p>
            <text:p><text:tab/><text:tab/></text:p>
            <text:p><text:tab/><text:tab/>buf = new byte[256];</text:p>
            <text:p><text:tab/><text:tab/>this.packet = new DatagramPacket(buf, buf.length);</text:p>
            <text:p><text:tab/>}</text:p>
          </draw:text-box>
        </draw:frame>
        <draw:frame draw:style-name="gr4" draw:text-style-name="P5" draw:layer="layout" svg:width="11cm" svg:height="12.6cm" svg:x="15.4cm" svg:y="7.4cm">
          <draw:text-box>
            <text:p/>
          </draw:text-box>
        </draw:frame>
        <draw:connector draw:style-name="gr5" draw:text-style-name="P9" draw:layer="layout" draw:type="line" svg:x1="10.234cm" svg:y1="13.554cm" svg:x2="16.8cm" svg:y2="13.836cm" draw:end-shape="id1" svg:d="M10234 13554l6566 282" svg:viewBox="0 0 6567 283">
          <text:p/>
        </draw:connector>
        <draw:frame draw:style-name="gr6" draw:text-style-name="P10" xml:id="id1" draw:id="id1" draw:layer="layout" svg:width="10.729cm" svg:height="4.873cm" svg:x="16.8cm" svg:y="11.4cm">
          <draw:text-box>
            <text:p><text:span text:style-name="T6">Gestiamo la SocketException nel caso in cui il DiscoveryServer (che comunque controlla il paramentro port) passi un parametro non valido.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7" draw:text-style-name="P11" draw:layer="layout" svg:width="25.2cm" svg:height="12.179cm" svg:x="1.4cm" svg:y="5.066cm" presentation:class="outline">
          <draw:text-box>
            <text:list text:style-name="L3">
              <text:list-item>
                <text:p><text:span text:style-name="T7">Siccome il nostro SwapRowServer viene invocato come Thread dal </text:span><text:span text:style-name="T7">DiscoveryServer, l'esecuzione avviene attraverso </text:span><text:span text:style-name="T8">i</text:span><text:span text:style-name="T9">l metodo run()</text:span><text:span text:style-name="T10"> </text:span><text:span text:style-name="T11">che</text:span><text:span text:style-name="T10"> si </text:span><text:span text:style-name="T10">occupa di attendere la richiesta di scambio da un cliente,</text:span><text:span text:style-name="T7"> </text:span><text:span text:style-name="T10">ottenere il </text:span><text:span text:style-name="T10">numero delle due righe</text:span><text:span text:style-name="T7"> richieste dal packet ricevuto ed </text:span><text:span text:style-name="T10">eseguire lo scambio </text:span><text:span text:style-name="T10">delle righe</text:span><text:span text:style-name="T7"> tramite il metodo scambiaRighe(riga1, riga2) </text:span><text:span text:style-name="T10">che restituisce il </text:span><text:span text:style-name="T10">risultato dello scambio, inviandolo poi al cliente.</text:span></text:p>
              </text:list-item>
            </text:list>
          </draw:text-box>
        </draw:frame>
        <draw:frame presentation:style-name="pr4" draw:layer="layout" svg:width="19.5cm" svg:height="3.467cm" svg:x="1.4cm" svg:y="0.8cm" presentation:class="title" presentation:user-transformed="true">
          <draw:text-box>
            <text:p text:style-name="P1">SwapRowServer(2)</text:p>
          </draw:text-box>
        </draw:frame>
        <draw:frame draw:style-name="gr7" draw:text-style-name="P12" draw:layer="layout" svg:width="13.875cm" svg:height="6.161cm" svg:x="0.325cm" svg:y="14.6cm">
          <draw:text-box>
            <text:p><text:span text:style-name="T12">StringTokenizer st = new StringTokenizer(richiesta);</text:span></text:p>
            <text:p><text:span text:style-name="T12"><text:tab/></text:span><text:span text:style-name="T12"><text:tab/></text:span><text:span text:style-name="T12"><text:tab/></text:span><text:span text:style-name="T12">try {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riga1 = Integer.parseInt(st.nextToken());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riga2 = Integer.parseInt(st.nextToken());</text:span></text:p>
            <text:p><text:span text:style-name="T12"><text:tab/></text:span><text:span text:style-name="T12"><text:tab/></text:span><text:span text:style-name="T12"><text:tab/></text:span><text:span text:style-name="T13">}catch(NumberFormatException e) {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System.out.println("Errore nel passaggio delle righe");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result=4</text:span></text:p>
            <text:p><text:span text:style-name="T13"><text:tab/></text:span><text:span text:style-name="T13"><text:tab/></text:span><text:span text:style-name="T13"><text:tab/></text:span><text:span text:style-name="T13">}catch (NoSuchElementException e) {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System.out.println("Errore riga mancante");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result=4;</text:span></text:p>
            <text:p><text:span text:style-name="T13"><text:tab/></text:span><text:span text:style-name="T13"><text:tab/></text:span><text:span text:style-name="T13"><text:tab/></text:span><text:span text:style-name="T13">}</text:span></text:p>
            <text:p><text:span text:style-name="T13"><text:tab/></text:span><text:span text:style-name="T13"><text:tab/></text:span><text:span text:style-name="T13"><text:tab/></text:span></text:p>
            <text:p><text:span text:style-name="T13"><text:tab/></text:span><text:span text:style-name="T13"><text:tab/></text:span><text:span text:style-name="T13"><text:tab/></text:span><text:span text:style-name="T13">if(result!=4) {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result = scambiaRighe(riga1, riga2);</text:span></text:p>
            <text:p><text:span text:style-name="T13"><text:tab/></text:span><text:span text:style-name="T13"><text:tab/></text:span><text:span text:style-name="T13"><text:tab/></text:span><text:span text:style-name="T13">}</text:span></text:p>
          </draw:text-box>
        </draw:frame>
        <draw:frame draw:style-name="gr8" draw:text-style-name="P13" draw:layer="layout" svg:width="16.316cm" svg:height="7.343cm" svg:x="0.325cm" svg:y="7.2cm">
          <draw:text-box>
            <text:p><text:span text:style-name="T14">packet.setData(buf);</text:span></text:p>
            <text:p><text:span text:style-name="T14"><text:tab/></text:span><text:span text:style-name="T14"><text:tab/></text:span><text:span text:style-name="T14"><text:tab/></text:span><text:span text:style-name="T14">try {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socket.receive(packet);</text:span></text:p>
            <text:p><text:span text:style-name="T14"><text:tab/></text:span><text:span text:style-name="T14"><text:tab/></text:span><text:span text:style-name="T14"><text:tab/></text:span><text:span text:style-name="T14">} catch (IOException e1) {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e1.printStackTrace();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System.exit(2);</text:span></text:p>
            <text:p><text:span text:style-name="T14"><text:tab/></text:span><text:span text:style-name="T14"><text:tab/></text:span><text:span text:style-name="T14"><text:tab/></text:span><text:span text:style-name="T14">}</text:span></text:p>
            <text:p><text:span text:style-name="T14"><text:tab/></text:span><text:span text:style-name="T14"><text:tab/></text:span><text:span text:style-name="T14"><text:tab/></text:span></text:p>
            <text:p><text:span text:style-name="T14"><text:tab/></text:span><text:span text:style-name="T14"><text:tab/></text:span><text:span text:style-name="T14"><text:tab/></text:span><text:span text:style-name="T14">ByteArrayInputStream biStream = new ByteArrayInputStream(packet.getData(),0, packet.getLength());</text:span></text:p>
            <text:p><text:span text:style-name="T14"><text:tab/></text:span><text:span text:style-name="T14"><text:tab/></text:span><text:span text:style-name="T14"><text:tab/></text:span><text:span text:style-name="T14">DataInputStream diStream = new DataInputStream(biStream);</text:span></text:p>
            <text:p><text:span text:style-name="T14"><text:tab/></text:span><text:span text:style-name="T14"><text:tab/></text:span><text:span text:style-name="T14"><text:tab/></text:span><text:span text:style-name="T14">String richiesta = null;</text:span></text:p>
            <text:p><text:span text:style-name="T14"><text:tab/></text:span><text:span text:style-name="T14"><text:tab/></text:span><text:span text:style-name="T14"><text:tab/></text:span><text:span text:style-name="T14"><text:tab/></text:span></text:p>
            <text:p><text:span text:style-name="T14"><text:tab/></text:span><text:span text:style-name="T14"><text:tab/></text:span><text:span text:style-name="T14"><text:tab/></text:span><text:span text:style-name="T14">try {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richiesta = diStream.readUTF();</text:span></text:p>
            <text:p><text:span text:style-name="T14"><text:tab/></text:span><text:span text:style-name="T14"><text:tab/></text:span><text:span text:style-name="T14"><text:tab/></text:span><text:span text:style-name="T14">} catch (IOException e) {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e.printStackTrace();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System.exit(2);</text:span></text:p>
            <text:p><text:span text:style-name="T14"><text:tab/></text:span><text:span text:style-name="T14"><text:tab/></text:span><text:span text:style-name="T14"><text:tab/></text:span><text:span text:style-name="T14">}</text:span></text:p>
          </draw:text-box>
        </draw:frame>
        <draw:frame draw:style-name="gr9" draw:text-style-name="P13" draw:layer="layout" svg:width="14.746cm" svg:height="6.537cm" svg:x="14.6cm" svg:y="7.2cm">
          <draw:text-box>
            <text:p><text:span text:style-name="T14">ByteArrayOutputStream boStream = new ByteArrayOutputStream();</text:span></text:p>
            <text:p><text:span text:style-name="T14"><text:tab/></text:span><text:span text:style-name="T14"><text:tab/></text:span><text:span text:style-name="T14"><text:tab/></text:span><text:span text:style-name="T14">DataOutputStream doStream = new DataOutputStream(boStream);</text:span></text:p>
            <text:p><text:span text:style-name="T14"><text:tab/></text:span><text:span text:style-name="T14"><text:tab/></text:span><text:span text:style-name="T14"><text:tab/></text:span><text:span text:style-name="T14"><text:tab/></text:span></text:p>
            <text:p><text:span text:style-name="T14"><text:tab/></text:span><text:span text:style-name="T14"><text:tab/></text:span><text:span text:style-name="T14"><text:tab/></text:span><text:span text:style-name="T14">try {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doStream.writeUTF(Integer.toString(result));</text:span></text:p>
            <text:p><text:span text:style-name="T14"><text:tab/></text:span><text:span text:style-name="T14"><text:tab/></text:span><text:span text:style-name="T14"><text:tab/></text:span><text:span text:style-name="T14">} catch (IOException e) {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e.printStackTrace();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System.exit(2);</text:span></text:p>
            <text:p><text:span text:style-name="T14"><text:tab/></text:span><text:span text:style-name="T14"><text:tab/></text:span><text:span text:style-name="T14"><text:tab/></text:span><text:span text:style-name="T14">}</text:span></text:p>
            <text:p><text:span text:style-name="T14"><text:tab/></text:span><text:span text:style-name="T14"><text:tab/></text:span><text:span text:style-name="T14"><text:tab/></text:span><text:span text:style-name="T14"><text:tab/></text:span></text:p>
            <text:p><text:span text:style-name="T14"><text:tab/></text:span><text:span text:style-name="T14"><text:tab/></text:span><text:span text:style-name="T14"><text:tab/></text:span><text:span text:style-name="T14">data = boStream.toByteArray();</text:span></text:p>
            <text:p><text:span text:style-name="T14"><text:tab/></text:span><text:span text:style-name="T14"><text:tab/></text:span><text:span text:style-name="T14"><text:tab/></text:span><text:span text:style-name="T14">packet.setData(data);</text:span></text:p>
            <text:p><text:span text:style-name="T14"><text:tab/></text:span><text:span text:style-name="T14"><text:tab/></text:span><text:span text:style-name="T14"><text:tab/></text:span><text:span text:style-name="T14"><text:tab/></text:span></text:p>
            <text:p><text:span text:style-name="T14"><text:tab/></text:span><text:span text:style-name="T14"><text:tab/></text:span><text:span text:style-name="T14"><text:tab/></text:span><text:span text:style-name="T14">try {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socket.send(packet);</text:span></text:p>
            <text:p><text:span text:style-name="T14"><text:tab/></text:span><text:span text:style-name="T14"><text:tab/></text:span><text:span text:style-name="T14"><text:tab/></text:span><text:span text:style-name="T14">} catch (IOException e) {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e.printStackTrace();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System.exit(2);</text:span></text:p>
            <text:p><text:span text:style-name="T14"><text:tab/></text:span><text:span text:style-name="T14"><text:tab/></text:span><text:span text:style-name="T14"><text:tab/></text:span><text:span text:style-name="T14">}</text:span></text:p>
          </draw:text-box>
        </draw:frame>
        <draw:connector draw:style-name="gr10" draw:text-style-name="P9" draw:layer="layout" draw:type="line" svg:x1="12.655cm" svg:y1="18.022cm" svg:x2="18.6cm" svg:y2="17.63cm" draw:end-shape="id2" draw:end-glue-point="3" svg:d="M12655 18022l5945-392" svg:viewBox="0 0 5946 393">
          <text:p/>
        </draw:connector>
        <draw:frame draw:style-name="gr11" draw:text-style-name="P10" xml:id="id2" draw:id="id2" draw:layer="layout" svg:width="7.6cm" svg:height="5.939cm" svg:x="18.6cm" svg:y="14.661cm">
          <draw:text-box>
            <text:p><text:span text:style-name="T6">Gestisce il caso in cui il Client formato sia errato, oppure non abbia passato una delle due righe. Evitando di eseguire lo scambio delle righe comunicandolo al Client.</text:span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 text:style-name="P1">SwapRowServer(3)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<text:span text:style-name="T15">Il metodo scambiaRighe Utilizza un BufferedReader per </text:span><text:span text:style-name="T15">leggere dal file richiesto dal cliente le due righe da </text:span><text:span text:style-name="T15">scambiare, con i dovuti controlli* poi crea un file </text:span><text:span text:style-name="T15">temporaneo nel quale riscrivere il file originale con le righe </text:span><text:span text:style-name="T15">scambiate. Se tutto va come previsto, elimino il file </text:span><text:span text:style-name="T15">originale e rinomino il file temporaneo.</text:span></text:p>
              </text:list-item>
            </text:list>
          </draw:text-box>
        </draw:frame>
        <draw:frame draw:style-name="gr12" draw:text-style-name="P12" draw:layer="layout" svg:width="16.694cm" svg:height="9.911cm" svg:x="0.906cm" svg:y="7.889cm">
          <draw:text-box>
            <text:p><text:span text:style-name="T12">for(int i=1; i&lt;=</text:span><text:span text:style-name="T13">(nRiga1&gt;nRiga2 ? nRiga1 : nRiga2)</text:span><text:span text:style-name="T12">; i++) {</text:span></text:p>
            <text:p><text:span text:style-name="T12"><text:tab/></text:span><text:span text:style-name="T12"><text:tab/></text:span><text:span text:style-name="T12"><text:tab/></text:span></text:p>
            <text:p><text:span text:style-name="T12"><text:tab/></text:span><text:span text:style-name="T12"><text:tab/></text:span><text:span text:style-name="T12"><text:tab/></text:span><text:span text:style-name="T12">try {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6">if((line = br.readLine())==null) {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System.out.println("Numero riga errata.");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return 3;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}</text:span></text:p>
            <text:p><text:span text:style-name="T12"><text:tab/></text:span><text:span text:style-name="T12"><text:tab/></text:span><text:span text:style-name="T12"><text:tab/></text:span><text:span text:style-name="T12">} catch (IOException e) {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System.out.println("Errore nella lettura della linea n° "+ i);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try {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br.close();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} catch (IOException e1) {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System.out.println("Errore chiusura BufferedReader");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}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return 2;</text:span></text:p>
            <text:p><text:span text:style-name="T12"><text:tab/></text:span><text:span text:style-name="T12"><text:tab/></text:span><text:span text:style-name="T12"><text:tab/></text:span><text:span text:style-name="T12">}</text:span></text:p>
            <text:p><text:span text:style-name="T12"><text:tab/></text:span><text:span text:style-name="T12"><text:tab/></text:span><text:span text:style-name="T12"><text:tab/></text:span></text:p>
            <text:p><text:span text:style-name="T12"><text:tab/></text:span><text:span text:style-name="T12"><text:tab/></text:span><text:span text:style-name="T12"><text:tab/></text:span><text:span text:style-name="T12">if(i==nRiga1)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riga1 = line;</text:span></text:p>
            <text:p><text:span text:style-name="T12"><text:tab/></text:span><text:span text:style-name="T12"><text:tab/></text:span><text:span text:style-name="T12"><text:tab/></text:span><text:span text:style-name="T12">else if(i==nRiga2)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riga2 = line;</text:span></text:p>
            <text:p><text:span text:style-name="T12"><text:tab/></text:span><text:span text:style-name="T12"><text:tab/></text:span><text:span text:style-name="T12">}</text:span></text:p>
          </draw:text-box>
        </draw:frame>
        <draw:connector draw:style-name="gr5" draw:text-style-name="P9" draw:layer="layout" draw:type="line" svg:x1="10.659cm" svg:y1="8.262cm" svg:x2="18.4cm" svg:y2="10.2cm" draw:end-shape="id3" draw:end-glue-point="3" svg:d="M10659 8262l7741 1938" svg:viewBox="0 0 7742 1939">
          <text:p/>
        </draw:connector>
        <draw:frame draw:style-name="gr13" draw:text-style-name="P10" xml:id="id3" draw:id="id3" draw:layer="layout" svg:width="7.8cm" svg:height="4.4cm" svg:x="18.4cm" svg:y="8cm">
          <draw:text-box>
            <text:p><text:span text:style-name="T6">Eseguo il ciclo finché non raggiungo l‘indice maggiore delle due righe richieste dal Client.</text:span></text:p>
          </draw:text-box>
        </draw:frame>
        <draw:connector draw:style-name="gr14" draw:text-style-name="P9" draw:layer="layout" draw:type="line" svg:x1="13.205cm" svg:y1="10.309cm" svg:x2="18.4cm" svg:y2="12.608cm" draw:end-shape="id4" draw:end-glue-point="3" svg:d="M13205 10309l5195 2299" svg:viewBox="0 0 5196 2300">
          <text:p/>
        </draw:connector>
        <draw:frame draw:style-name="gr15" draw:text-style-name="P14" xml:id="id4" draw:id="id4" draw:layer="layout" svg:width="8.4cm" svg:height="2.384cm" svg:x="18.4cm" svg:y="11.416cm">
          <draw:text-box>
            <text:p><text:span text:style-name="T17">Controllo che il Client abbia richiesto delle righe esistenti nel file richiesto.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9">
        <office:forms form:automatic-focus="false" form:apply-design-mode="false"/>
        <draw:frame presentation:style-name="pr1" draw:text-style-name="P1" draw:layer="layout" svg:width="19.5cm" svg:height="3.467cm" svg:x="1.4cm" svg:y="0.8cm" presentation:class="title">
          <draw:text-box>
            <text:p text:style-name="P1">SwapRowServer(3bis)</text:p>
          </draw:text-box>
        </draw:frame>
        <draw:frame draw:style-name="gr16" draw:text-style-name="P12" draw:layer="layout" svg:width="16.951cm" svg:height="11.283cm" svg:x="0.249cm" svg:y="4.8cm">
          <draw:text-box>
            <text:p><text:span text:style-name="T12">int i=1;</text:span></text:p>
            <text:p><text:span text:style-name="T12"><text:tab/></text:span><text:span text:style-name="T12"><text:tab/></text:span><text:span text:style-name="T12">try {</text:span></text:p>
            <text:p><text:span text:style-name="T12"><text:tab/></text:span><text:span text:style-name="T12"><text:tab/></text:span><text:span text:style-name="T12"><text:tab/></text:span><text:span text:style-name="T18">while((line=br.readLine())!=null) </text:span><text:span text:style-name="T12">{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if(i==nRiga1) {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bw.write(riga2);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bw.newLine();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}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else if(i==nRiga2) {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bw.write(riga1);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bw.newLine();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}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else {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bw.write(line);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bw.newLine();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}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i++;</text:span></text:p>
            <text:p><text:span text:style-name="T12"><text:tab/></text:span><text:span text:style-name="T12"><text:tab/></text:span><text:span text:style-name="T12"><text:tab/></text:span><text:span text:style-name="T12">}</text:span></text:p>
            <text:p><text:span text:style-name="T12"><text:tab/></text:span><text:span text:style-name="T12"><text:tab/></text:span><text:span text:style-name="T12">} catch (IOException e) {</text:span></text:p>
            <text:p><text:span text:style-name="T12"><text:tab/></text:span><text:span text:style-name="T12"><text:tab/></text:span><text:span text:style-name="T12"><text:tab/></text:span><text:span text:style-name="T12">System.out.println("Errore nella SCRITTURA delle linee sul file temporaneo.");</text:span></text:p>
            <text:p><text:span text:style-name="T12"><text:tab/></text:span><text:span text:style-name="T12"><text:tab/></text:span><text:span text:style-name="T12"><text:tab/></text:span><text:span text:style-name="T12">try {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bw.close();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br.close();</text:span></text:p>
            <text:p><text:span text:style-name="T12"><text:tab/></text:span><text:span text:style-name="T12"><text:tab/></text:span><text:span text:style-name="T12"><text:tab/></text:span><text:span text:style-name="T12">} catch (IOException e1) {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System.out.println("Errore chiusura BufferedReader/BufferedWriter");</text:span></text:p>
            <text:p><text:span text:style-name="T12"><text:tab/></text:span><text:span text:style-name="T12"><text:tab/></text:span><text:span text:style-name="T12"><text:tab/></text:span><text:span text:style-name="T12">}</text:span></text:p>
            <text:p><text:span text:style-name="T12"><text:tab/></text:span><text:span text:style-name="T12"><text:tab/></text:span><text:span text:style-name="T12"><text:tab/></text:span></text:p>
            <text:p><text:span text:style-name="T12"><text:tab/></text:span><text:span text:style-name="T12"><text:tab/></text:span><text:span text:style-name="T12"><text:tab/></text:span><text:span text:style-name="T12">return 2;</text:span></text:p>
            <text:p><text:span text:style-name="T12"><text:tab/></text:span><text:span text:style-name="T12"><text:tab/></text:span><text:span text:style-name="T12">}</text:span></text:p>
          </draw:text-box>
        </draw:frame>
        <draw:frame draw:style-name="gr17" draw:text-style-name="P12" draw:layer="layout" svg:width="16.767cm" svg:height="3.8cm" svg:x="10.8cm" svg:y="16.2cm">
          <draw:text-box>
            <text:p><text:span text:style-name="T12">try {</text:span></text:p>
            <text:p><text:span text:style-name="T12"><text:tab/></text:span><text:span text:style-name="T12"><text:tab/></text:span><text:span text:style-name="T12"><text:tab/></text:span><text:span text:style-name="T13">Files.delete(Paths.get(this.filename));</text:span></text:p>
            <text:p><text:span text:style-name="T12"><text:tab/></text:span><text:span text:style-name="T12"><text:tab/></text:span><text:span text:style-name="T12">} catch (IOException e) {</text:span></text:p>
            <text:p><text:span text:style-name="T12"><text:tab/></text:span><text:span text:style-name="T12"><text:tab/></text:span><text:span text:style-name="T12"><text:tab/></text:span><text:span text:style-name="T12">System.out.println("Errore durante l'eliminazione del file originale.");</text:span></text:p>
            <text:p><text:span text:style-name="T12"><text:tab/></text:span><text:span text:style-name="T12"><text:tab/></text:span><text:span text:style-name="T12"><text:tab/></text:span><text:span text:style-name="T12">return 2;</text:span></text:p>
            <text:p><text:span text:style-name="T12"><text:tab/></text:span><text:span text:style-name="T12"><text:tab/></text:span><text:span text:style-name="T12">}</text:span></text:p>
            <text:p><text:span text:style-name="T12"><text:tab/></text:span><text:span text:style-name="T12"><text:tab/></text:span><text:span text:style-name="T19">temp.renameTo(new File(this.filename));</text:span></text:p>
            <text:p><text:span text:style-name="T12"><text:tab/></text:span><text:span text:style-name="T12"><text:tab/></text:span><text:span text:style-name="T12">System.out.println("Scambio avvenuto con successo");</text:span></text:p>
            <text:p><text:span text:style-name="T12"><text:tab/></text:span><text:span text:style-name="T12"><text:tab/></text:span><text:span text:style-name="T12">return 0;</text:span></text:p>
          </draw:text-box>
        </draw:frame>
        <draw:frame draw:style-name="gr18" draw:text-style-name="P5" xml:id="id5" draw:id="id5" draw:layer="layout" svg:width="8.6cm" svg:height="3.806cm" svg:x="16.8cm" svg:y="5.505cm">
          <draw:text-box>
            <text:p>Trascrivo dal file originale <text:span text:style-name="T20">tutte</text:span> le righe presenti sul file temporaneo, scambiando le due righe salvate nel ciclo precedente.</text:p>
          </draw:text-box>
        </draw:frame>
        <draw:connector draw:style-name="gr10" draw:text-style-name="P9" draw:layer="layout" draw:type="line" svg:x1="9.635cm" svg:y1="8.562cm" svg:x2="16.8cm" svg:y2="7.408cm" draw:end-shape="id5" draw:end-glue-point="3" svg:d="M9635 8562l7165-1154" svg:viewBox="0 0 7166 1155">
          <text:p/>
        </draw:connector>
        <draw:frame draw:style-name="gr19" draw:text-style-name="P5" draw:layer="layout" svg:width="9.985cm" svg:height="4.362cm" svg:x="0.215cm" svg:y="16.438cm">
          <draw:text-box>
            <text:p><text:span text:style-name="T6">Elimino il file originale</text:span> per <text:span text:style-name="T21">sostituirlo</text:span> con il file temporaneo in cui le due righe sono state scambiate nel ciclo precedente.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8" draw:layer="layout" svg:width="25.199cm" svg:height="6.894cm" svg:x="1.4cm" svg:y="1.338cm" presentation:class="title" presentation:user-transformed="true">
          <draw:text-box>
            <text:p>DiscoveryServer<text:line-break/><text:span text:style-name="T22">Funzionamento</text:span><text:line-break/><text:line-break/></text:p>
          </draw:text-box>
        </draw:frame>
        <draw:frame presentation:style-name="pr5" draw:text-style-name="P15" draw:layer="layout" svg:width="25.199cm" svg:height="12.179cm" svg:x="1.217cm" svg:y="7.62cm" presentation:class="outline" presentation:user-transformed="true">
          <draw:text-box>
            <text:list text:style-name="L3">
              <text:list-item>
                <text:p><text:span text:style-name="T23">Il D.S. conserva una tabella in cui </text:span><text:span text:style-name="T23">ciascun record e’ costituito dalla coppia </text:span><text:span text:style-name="T23">(nomeFIle, numero di porta).</text:span></text:p>
              </text:list-item>
              <text:list-item>
                <text:p><text:span text:style-name="T23">Per ogni elemento della tabella genera </text:span><text:span text:style-name="T23">un thread RowSwapServer.</text:span></text:p>
              </text:list-item>
              <text:list-item>
                <text:p><text:span text:style-name="T23">Alla richiesta del Client risponde con il </text:span><text:span text:style-name="T23">numero di porta del thread che gestisce </text:span><text:span text:style-name="T23">il file richiesto. In caso il file richiesto </text:span><text:span text:style-name="T23">non sia presente nella tabella, il D.S. </text:span><text:span text:style-name="T23">risponde al Client con un intero </text:span><text:span text:style-name="T23">negativo (-1).</text:span></text:p>
              </text:list-item>
            </text:list>
          </draw:text-box>
        </draw:frame>
        <presentation:notes draw:style-name="dp2">
          <draw:page-thumbnail draw:style-name="gr2" draw:layer="layout" svg:width="16.535cm" svg:height="10.162cm" svg:x="1.945cm" svg:y="2.657cm" draw:page-number="6" presentation:class="page"/>
          <draw:frame presentation:style-name="pr9" draw:text-style-name="P16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4T18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Discovery Server<text:line-break/><text:span text:style-name="T22">Problematiche</text:span></text:p>
          </draw:text-box>
        </draw:frame>
        <draw:frame presentation:style-name="pr5" draw:text-style-name="P15" draw:layer="layout" svg:width="12.297cm" svg:height="14.478cm" svg:x="1.4cm" svg:y="4.826cm" presentation:class="outline" presentation:user-transformed="true">
          <draw:text-box>
            <text:list text:style-name="L3">
              <text:list-item>
                <text:p><text:span text:style-name="T24">Per garantire un corretto funzionamento del D.S. e’ </text:span><text:span text:style-name="T24">necessario, come prima cosa, controllare che il </text:span><text:span text:style-name="T24">contenuto della tabella sia formalmente accettabile.</text:span></text:p>
              </text:list-item>
              <text:list-item>
                <text:p><text:span text:style-name="T24"><text:s/></text:span><text:span text:style-name="T24">Il controllo dell’ unicita’ dei file in tabella e’ garantito </text:span><text:span text:style-name="T24">dall’ implementazione (Hashtable), mentre e’ </text:span><text:span text:style-name="T24">necessario controllare che non ci siano numeri di </text:span><text:span text:style-name="T24">porta ripetuti.</text:span></text:p>
              </text:list-item>
              <text:list-item>
                <text:p><text:span text:style-name="T24">In caso di errore nella costruzione della tabella, viene </text:span><text:span text:style-name="T24">stampata a video la causa e il server si chiude.</text:span></text:p>
              </text:list-item>
              <text:list-item>
                <text:p><text:span text:style-name="T24">Se invece la tabella e’ stata costruita correttamente il </text:span><text:span text:style-name="T24">Server crea i Thread RowSwap, poi entra in un ciclo </text:span><text:span text:style-name="T24">infinito in cui esegue le seguenti operazioni in </text:span><text:span text:style-name="T24">sequenza:</text:span></text:p>
                <text:p><text:span text:style-name="T23"/></text:p>
              </text:list-item>
            </text:list>
          </draw:text-box>
        </draw:frame>
        <draw:frame presentation:style-name="pr11" draw:text-style-name="P20" draw:layer="layout" svg:width="12.297cm" svg:height="15.494cm" svg:x="14.373cm" svg:y="4.826cm" presentation:class="outline" presentation:user-transformed="true">
          <draw:text-box>
            <text:p text:style-name="P17"><text:span text:style-name="T25"/></text:p>
            <text:p text:style-name="P17"><text:span text:style-name="T25">if(((args.length-1)%2)!=0&amp;&amp;args.length&gt;=3)…</text:span></text:p>
            <text:p text:style-name="P17"><text:span text:style-name="T26"/></text:p>
            <text:p text:style-name="P17"><text:span text:style-name="T25">if(hostPort&lt;1024)…</text:span></text:p>
            <text:p text:style-name="P17"><text:span text:style-name="T25"/></text:p>
            <text:p text:style-name="P17"><text:span text:style-name="T27"/></text:p>
            <text:p text:style-name="P17"><text:span text:style-name="T28">catch</text:span><text:span text:style-name="T29">(NumberFormatException </text:span><text:span text:style-name="T30">e</text:span><text:span text:style-name="T29">)</text:span></text:p>
            <text:p text:style-name="P18"><text:span text:style-name="T29">{</text:span></text:p>
            <text:p text:style-name="P18"><text:span text:style-name="T29">...</text:span></text:p>
            <text:p text:style-name="P19"><text:span text:style-name="T29">}</text:span></text:p>
            <text:p text:style-name="P17"><text:span text:style-name="T25"/></text:p>
            <text:p text:style-name="P17"><text:span text:style-name="T25"/></text:p>
            <text:p text:style-name="P17"><text:span text:style-name="T26">if</text:span><text:span text:style-name="T31">(</text:span><text:span text:style-name="T32">portNum</text:span><text:span text:style-name="T31">==</text:span><text:span text:style-name="T32">hostPort</text:span><text:span text:style-name="T31">||</text:span><text:span text:style-name="T32">portNum</text:span><text:span text:style-name="T31">&lt;1024)...</text:span></text:p>
            <text:p text:style-name="P17"><text:span text:style-name="T26"/></text:p>
            <text:p text:style-name="P17"><text:span text:style-name="T26">else</text:span><text:span text:style-name="T31"> </text:span><text:span text:style-name="T26">if</text:span><text:span text:style-name="T31">(</text:span><text:span text:style-name="T32">table</text:span><text:span text:style-name="T31">.containsValue(</text:span><text:span text:style-name="T32">portNum</text:span><text:span text:style-name="T31">))...</text:span></text:p>
          </draw:text-box>
        </draw:frame>
        <draw:line draw:style-name="gr10" draw:text-style-name="P9" draw:layer="layout" svg:x1="19.558cm" svg:y1="10.668cm" svg:x2="17.272cm" svg:y2="8.636cm">
          <text:p/>
        </draw:line>
        <draw:custom-shape draw:style-name="gr20" draw:text-style-name="P21" draw:layer="layout" svg:width="5.842cm" svg:height="3.048cm" svg:x="19.558cm" svg:y="8.89cm">
          <text:p text:style-name="P1"><text:span text:style-name="T33"/></text:p>
          <text:p text:style-name="P1"><text:span text:style-name="T34">Host port inserita</text:span></text:p>
          <text:p text:style-name="P1"><text:span text:style-name="T34"><text:s/></text:span><text:span text:style-name="T34">da StdIn, possibili </text:span></text:p>
          <text:p text:style-name="P1"><text:span text:style-name="T34">Eccezioni in fase di </text:span></text:p>
          <text:p text:style-name="P1"><text:span text:style-name="T34">Parsing</text:span></text:p>
          <text:p text:style-name="P1"><text:span text:style-name="T3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7cm" svg:height="9.559cm" svg:x="1.999cm" svg:y="2.499cm" draw:page-number="7" presentation:class="page"/>
          <draw:frame presentation:style-name="pr12" draw:text-style-name="P16" draw:layer="layout" svg:width="17cm" svg:height="14cm" svg:x="1.999cm" svg:y="12.99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8">
        <office:forms form:automatic-focus="false" form:apply-design-mode="false"/>
        <draw:frame presentation:style-name="pr13" draw:text-style-name="P15" draw:layer="layout" svg:width="12.297cm" svg:height="17.747cm" svg:x="1.4cm" svg:y="1.557cm" presentation:class="outline" presentation:user-transformed="true">
          <draw:text-box>
            <text:list text:style-name="L3">
              <text:list-item>
                <text:p><text:span text:style-name="T23">Attesa del pacchetto dal Client.</text:span></text:p>
                <text:p><text:span text:style-name="T23"/></text:p>
                <text:p><text:span text:style-name="T23"/></text:p>
              </text:list-item>
              <text:list-item>
                <text:p><text:span text:style-name="T23">Consultazione della tabella per cercare </text:span><text:span text:style-name="T23">l’elemento richiesto.</text:span></text:p>
                <text:p><text:span text:style-name="T23"/></text:p>
                <text:p><text:span text:style-name="T23"/></text:p>
              </text:list-item>
              <text:list-item>
                <text:p><text:span text:style-name="T23">Invio risposta al Client.</text:span></text:p>
                <text:p><text:span text:style-name="T23"/></text:p>
                <text:p><text:span text:style-name="T23"/></text:p>
              </text:list-item>
              <text:list-item>
                <text:p><text:span text:style-name="T23">Qualsiasi eccezione non imputablie </text:span><text:span text:style-name="T23">all’utente che invoca il D.S. </text:span><text:span text:style-name="T23">(NumberFormat, Socket, ecc..) viene </text:span><text:span text:style-name="T23">gestita in questo modo:</text:span></text:p>
              </text:list-item>
            </text:list>
          </draw:text-box>
        </draw:frame>
        <draw:frame presentation:style-name="pr13" draw:text-style-name="P22" draw:layer="layout" svg:width="16.256cm" svg:height="16.51cm" svg:x="13.97cm" svg:y="1.778cm" presentation:class="outline" presentation:user-transformed="true">
          <draw:text-box>
            <text:p text:style-name="P17"><text:span text:style-name="T35">while</text:span><text:span text:style-name="T36">(</text:span><text:span text:style-name="T35">true</text:span><text:span text:style-name="T36">) {</text:span></text:p>
            <text:p text:style-name="P17"><text:span text:style-name="T37"><text:s text:c="4"/></text:span><text:span text:style-name="T37">packet</text:span><text:span text:style-name="T36">.setData(</text:span><text:span text:style-name="T37">buf</text:span><text:span text:style-name="T36">);</text:span></text:p>
            <text:p text:style-name="P17"><text:span text:style-name="T37"><text:s text:c="4"/></text:span><text:span text:style-name="T37">Socket</text:span><text:span text:style-name="T36">.receive(</text:span><text:span text:style-name="T37">packet</text:span><text:span text:style-name="T36">);</text:span></text:p>
            <text:p text:style-name="P17"><text:span text:style-name="T36"><text:s text:c="5"/>…</text:span><text:span text:style-name="T36">}</text:span></text:p>
            <text:p text:style-name="P17"><text:span text:style-name="T36"/></text:p>
            <text:p text:style-name="P17"><text:span text:style-name="T36"/></text:p>
            <text:p text:style-name="P17"><text:span text:style-name="T35">if</text:span><text:span text:style-name="T36">(</text:span><text:span text:style-name="T37">table</text:span><text:span text:style-name="T36">.get(</text:span><text:span text:style-name="T37">nomeFile</text:span><text:span text:style-name="T36">)==</text:span><text:span text:style-name="T35">null</text:span><text:span text:style-name="T36">)</text:span></text:p>
            <text:p text:style-name="P17"><text:span text:style-name="T36">{</text:span></text:p>
            <text:p text:style-name="P17"><text:span text:style-name="T37">doStream</text:span><text:span text:style-name="T36">.writeUTF(</text:span><text:span text:style-name="T38">"-1"</text:span><text:span text:style-name="T36">); </text:span></text:p>
            <text:p text:style-name="P17"><text:span text:style-name="T36">}</text:span></text:p>
            <text:p text:style-name="P17"><text:span text:style-name="T35">else</text:span></text:p>
            <text:p text:style-name="P17"><text:span text:style-name="T36">{</text:span></text:p>
            <text:p text:style-name="P17"><text:span text:style-name="T37">doStream</text:span><text:span text:style-name="T36">.writeUTF(</text:span><text:span text:style-name="T37">table</text:span><text:span text:style-name="T36">.get(</text:span><text:span text:style-name="T37">nomeFile</text:span><text:span text:style-name="T36">).toString());</text:span></text:p>
            <text:p text:style-name="P17"><text:span text:style-name="T36">}</text:span></text:p>
            <text:p text:style-name="P17"><text:span text:style-name="T36"/></text:p>
            <text:p text:style-name="P17"><text:span text:style-name="T36"/></text:p>
            <text:p text:style-name="P17"><text:span text:style-name="T36"/></text:p>
            <text:p text:style-name="P17"><text:span text:style-name="T36"/></text:p>
            <text:p text:style-name="P17"><text:span text:style-name="T35"/></text:p>
            <text:p text:style-name="P17"><text:span text:style-name="T35"/></text:p>
            <text:p text:style-name="P17"><text:span text:style-name="T35"/></text:p>
            <text:p text:style-name="P17"><text:span text:style-name="T35">catch</text:span><text:span text:style-name="T36"> (Exception </text:span><text:span text:style-name="T37">e</text:span><text:span text:style-name="T36">)</text:span></text:p>
            <text:p text:style-name="P17"><text:span text:style-name="T36">{</text:span></text:p>
            <text:p text:style-name="P17"><text:span text:style-name="T37">e</text:span><text:span text:style-name="T36">.printStackTrace();</text:span></text:p>
            <text:p text:style-name="P17"><text:span text:style-name="T36">System.</text:span><text:span text:style-name="T39">exit</text:span><text:span text:style-name="T36">(</text:span><text:span text:style-name="T40">CODICE ERRORE</text:span><text:span text:style-name="T36">);</text:span></text:p>
            <text:p text:style-name="P17"><text:span text:style-name="T41">}</text:span></text:p>
          </draw:text-box>
        </draw:frame>
        <draw:line draw:style-name="gr10" draw:text-style-name="P9" draw:layer="layout" svg:x1="23.876cm" svg:y1="4.826cm" svg:x2="20.066cm" svg:y2="6.858cm">
          <text:p/>
        </draw:line>
        <draw:custom-shape draw:style-name="gr21" draw:text-style-name="P23" draw:layer="layout" svg:width="6.35cm" svg:height="4.318cm" svg:x="20.828cm" svg:y="0.508cm">
          <text:p text:style-name="P1"><text:span text:style-name="T34">Il Client interpreta il “-1”</text:span></text:p>
          <text:p text:style-name="P1"><text:span text:style-name="T34">come File not fou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14" draw:text-style-name="P1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text-style-name="P24" draw:layer="layout" svg:width="19.5cm" svg:height="3.467cm" svg:x="1.4cm" svg:y="0.8cm" presentation:class="title">
          <draw:text-box>
            <text:p><text:span text:style-name="T42">CLIENT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<text:span text:style-name="T43">Il client ha il compito di stabilire la </text:span><text:span text:style-name="T43">connessione con DiscoveryServer </text:span><text:span text:style-name="T43">indicicando quale file modificare.</text:span></text:p>
              </text:list-item>
              <text:list-item>
                <text:p><text:span text:style-name="T43">Dopo aver inviato a </text:span><text:span text:style-name="T43">DiscoveryServer il nome del file, </text:span><text:span text:style-name="T43">viene chiesto all’utente di inserire </text:span><text:span text:style-name="T43">le righe da scambiare. Tale </text:span><text:span text:style-name="T43">informazione verrà poi inviata all’ </text:span><text:span text:style-name="T43">RSserver che eseguirà lo </text:span><text:span text:style-name="T43">scambio delle righe.</text:span></text:p>
              </text:list-item>
              <text:list-item>
                <text:p><text:span text:style-name="T43">Infine attenderà che RSserver </text:span><text:span text:style-name="T43">abbia finito il suo compito e il </text:span><text:span text:style-name="T43">ricevimento dell’esito </text:span><text:span text:style-name="T43">dell’operazione. </text:span></text:p>
              </text:list-item>
            </text:list>
          </draw:text-box>
        </draw:frame>
        <presentation:notes draw:style-name="dp2">
          <draw:page-thumbnail draw:style-name="gr2" draw:layer="layout" svg:width="16.535cm" svg:height="10.162cm" svg:x="1.945cm" svg:y="2.657cm" draw:page-number="9" presentation:class="page"/>
          <draw:frame presentation:style-name="pr9" draw:text-style-name="P16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5T3">
        <office:forms form:automatic-focus="false" form:apply-design-mode="false"/>
        <draw:frame presentation:style-name="pr1" draw:text-style-name="P25" draw:layer="layout" svg:width="19.5cm" svg:height="3.467cm" svg:x="1.4cm" svg:y="0.8cm" presentation:class="title">
          <draw:text-box>
            <text:p><text:span text:style-name="T44">CONTROLLI</text:span><text:span text:style-name="T45"><text:tab/></text:span></text:p>
          </draw:text-box>
        </draw:frame>
        <draw:frame presentation:style-name="pr5" draw:layer="layout" svg:width="12.297cm" svg:height="12.179cm" svg:x="1.4cm" svg:y="5.066cm" presentation:class="outline">
          <draw:text-box>
            <text:list text:style-name="L3">
              <text:list-header>
                <text:p><text:s text:c="3"/>Problematiche</text:p>
              </text:list-header>
              <text:list-item>
                <text:p><text:span text:style-name="T24">Metodi come writeUTF, parseInt, ecc.. possono </text:span><text:span text:style-name="T24">lanciare eccezioni</text:span></text:p>
                <text:p><text:span text:style-name="T24"/></text:p>
                <text:p><text:span text:style-name="T24"/></text:p>
                <text:p><text:span text:style-name="T24"/></text:p>
                <text:p><text:span text:style-name="T24"/></text:p>
              </text:list-item>
              <text:list-item>
                <text:p><text:span text:style-name="T24">Il file richiesto potrebbe non esistere nella directory di </text:span><text:span text:style-name="T24">Discovery.</text:span><text:tab/></text:p>
              </text:list-item>
            </text:list>
          </draw:text-box>
        </draw:frame>
        <draw:frame presentation:style-name="pr5" draw:layer="layout" svg:width="12.297cm" svg:height="15.762cm" svg:x="14.313cm" svg:y="5.066cm" presentation:class="outline" presentation:user-transformed="true">
          <draw:text-box>
            <text:list text:style-name="L3">
              <text:list-item>
                <text:list>
                  <text:list-header>
                    <text:p><text:s/><text:span text:style-name="T22">Soluzioni</text:span></text:p>
                  </text:list-header>
                  <text:list-item>
                    <text:p><text:span text:style-name="T24">Risolto il problema tramite l’utilizzo di blocchi </text:span><text:span text:style-name="T24">try/catch</text:span></text:p>
                    <text:list>
                      <text:list-header>
                        <text:p><text:span text:style-name="T12">try {</text:span></text:p>
                        <text:p><text:span text:style-name="T12">doStream1.writeUTF(lineeSwap);</text:span></text:p>
                        <text:p><text:span text:style-name="T12">} catch (IOException e) {</text:span></text:p>
                        <text:p><text:span text:style-name="T12">System.out.println("Errore writeUTF");</text:span></text:p>
                        <text:p><text:span text:style-name="T12">e.printStackTrace();</text:span></text:p>
                        <text:p><text:span text:style-name="T12">System.exit(5);}</text:span></text:p>
                        <text:p><text:span text:style-name="T12"/></text:p>
                      </text:list-header>
                    </text:list>
                  </text:list-item>
                  <text:list-item>
                    <text:p><text:span text:style-name="T24">Risolto tramite il controllo sul dato ricevuto da </text:span><text:span text:style-name="T24">Discovery contenente il numero di porta di </text:span><text:span text:style-name="T24">Rsserver.</text:span></text:p>
                    <text:p><text:span text:style-name="T24"><text:s/></text:span><text:span text:style-name="T12"><text:s text:c="2"/></text:span><text:span text:style-name="T12">if(portaRS==-1) //il file non esiste</text:span></text:p>
                    <text:list>
                      <text:list-header>
                        <text:p><text:span text:style-name="T12">{</text:span></text:p>
                        <text:p><text:span text:style-name="T12">System.out.println("il file non esiste");</text:span></text:p>
                        <text:p><text:span text:style-name="T12">System.exit(-1);</text:span></text:p>
                        <text:p><text:span text:style-name="T12">}</text:span></text:p>
                        <text:p><text:span text:style-name="T12"/></text:p>
                        <text:p><text:span text:style-name="T24"/></text:p>
                        <text:p><text:span text:style-name="T24"/></text:p>
                        <text:p><text:span text:style-name="T2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59cm" svg:x="1.999cm" svg:y="2.499cm" draw:page-number="10" presentation:class="page"/>
          <draw:frame presentation:style-name="pr12" draw:text-style-name="P16" draw:layer="layout" svg:width="17cm" svg:height="14cm" svg:x="1.999cm" svg:y="12.99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3">
        <office:forms form:automatic-focus="false" form:apply-design-mode="false"/>
        <draw:frame presentation:style-name="pr15" draw:layer="layout" svg:width="12.297cm" svg:height="15.481cm" svg:x="1.165cm" svg:y="1.537cm" presentation:class="outline" presentation:user-transformed="true">
          <draw:text-box>
            <text:list text:style-name="L3">
              <text:list-item>
                <text:p><text:span text:style-name="T24">L’utente potrebbe non inserire nessuno riga</text:span></text:p>
                <text:p><text:span text:style-name="T24"/></text:p>
                <text:p><text:span text:style-name="T24"/></text:p>
                <text:p><text:span text:style-name="T24"/></text:p>
                <text:p><text:span text:style-name="T24"/></text:p>
                <text:p><text:span text:style-name="T24"/></text:p>
              </text:list-item>
              <text:list-item>
                <text:p><text:span text:style-name="T24">RSserver <text:s/>potrebbe commettere degli errori durante lo </text:span><text:span text:style-name="T24">svolgimento del suo compito</text:span></text:p>
              </text:list-item>
            </text:list>
          </draw:text-box>
        </draw:frame>
        <draw:frame presentation:style-name="pr15" draw:text-style-name="P27" draw:layer="layout" svg:width="12.297cm" svg:height="20.561cm" svg:x="14.119cm" svg:y="1.537cm" presentation:class="outline" presentation:user-transformed="true">
          <draw:text-box>
            <text:list text:style-name="L3">
              <text:list-item>
                <text:p><text:span text:style-name="T24">Risolto inserendo un controllo sulla stringa letta da </text:span><text:span text:style-name="T24">standard input</text:span></text:p>
                <text:p><text:span text:style-name="T12"><text:s/></text:span><text:span text:style-name="T12">if (lineeSwap != null ) {</text:span></text:p>
                <text:p><text:span text:style-name="T12"><text:s text:c="9"/>…………</text:span><text:span text:style-name="T12">.…</text:span></text:p>
                <text:p><text:span text:style-name="T12">}else{</text:span></text:p>
                <text:p><text:span text:style-name="T12">System.out.println("Errore inserimento righe");</text:span></text:p>
                <text:p><text:span text:style-name="T12">System.exit(1);</text:span></text:p>
                <text:p><text:span text:style-name="T12">}</text:span></text:p>
                <text:p><text:span text:style-name="T12"/></text:p>
              </text:list-item>
              <text:list-item>
                <text:p><text:span text:style-name="T24">Dalla risposta ricevuta da RS, il programma stampa a </text:span><text:span text:style-name="T24">video la tipologia di problema che si è presentato e </text:span><text:span text:style-name="T24">termina.</text:span></text:p>
                <text:p text:style-name="P26"><text:span text:style-name="T12">if(risposta.equals("0")) {</text:span></text:p>
                <text:p text:style-name="P26"><text:span text:style-name="T12">System.out.println("Successo");</text:span></text:p>
                <text:p text:style-name="P26"><text:span text:style-name="T12">System.exit(0);</text:span></text:p>
                <text:p text:style-name="P26"><text:span text:style-name="T12">}if (risposta.equals("1")){</text:span></text:p>
                <text:p text:style-name="P26"><text:span text:style-name="T12">Syste.out.println("File non trovato");</text:span></text:p>
                <text:p text:style-name="P26"><text:span text:style-name="T12">System.exit(1);</text:span></text:p>
                <text:p text:style-name="P26"><text:span text:style-name="T12">}if (risposta.equals("2")){</text:span></text:p>
                <text:p text:style-name="P26"><text:span text:style-name="T12">System.out.println("Errore elaborazione RSserver");</text:span></text:p>
                <text:p text:style-name="P26"><text:span text:style-name="T12">System.exit(2);</text:span></text:p>
                <text:p text:style-name="P26"><text:span text:style-name="T12">}if(risposta.equals("3")){</text:span></text:p>
                <text:p text:style-name="P26"><text:span text:style-name="T12">System.out.println("Errore inserimento righe");</text:span></text:p>
                <text:p text:style-name="P26"><text:span text:style-name="T12">System.exit(3);</text:span></text:p>
                <text:p text:style-name="P26"><text:span text:style-name="T12">}if(risposta.equals("4")){</text:span></text:p>
                <text:p text:style-name="P26"><text:span text:style-name="T12">System.out.println("Errore inserimente righe: è stata inserita una sola riga");</text:span></text:p>
                <text:p text:style-name="P26"><text:span text:style-name="T12">System.exit(4);</text:span></text:p>
                <text:p text:style-name="P26"><text:span text:style-name="T12">}</text:span>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1" presentation:class="page"/>
          <draw:frame presentation:style-name="pr14" draw:text-style-name="P28" draw:layer="layout" svg:width="16.799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Carlito" svg:font-family="Carlito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nux Biolinum Keyboard O" svg:font-family="'Linux Biolinum Keyboard O'" style:font-pitch="variable"/>
    <style:font-face style:name="Lohit Hindi1" svg:font-family="'Lohit Hindi'" style:font-pitch="variable"/>
    <style:font-face style:name="Monospace" svg:font-family="Monospace" style:font-pitch="variable"/>
    <style:font-face style:name="URW Bookman L" svg:font-family="'URW Bookman 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draw:frame draw:style-name="Mgr3" draw:text-style-name="MP5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587cm" svg:height="11.136cm" svg:x="3.705cm" svg:y="2.256cm" presentation:class="page"/>
        <draw:frame presentation:style-name="Default-notes" draw:layer="backgroundobjects" svg:width="16.799cm" svg:height="13.364cm" svg:x="2.099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7T11:57:39.627149127</meta:creation-date>
    <meta:editing-duration>PT24M24S</meta:editing-duration>
    <meta:editing-cycles>6</meta:editing-cycles>
    <meta:generator>LibreOffice/5.2.7.2$Linux_X86_64 LibreOffice_project/20m0$Build-2</meta:generator>
    <dc:title>Bright Blue</dc:title>
    <dc:date>2019-10-17T14:28:37.417667293</dc:date>
    <meta:document-statistic meta:object-count="102"/>
    <meta:template xlink:type="simple" xlink:actuate="onRequest" xlink:title="Bright Blue" xlink:href="../../../../../../../usr/lib/libreoffice/share/template/common/layout/BrightBlue.otp"/>
  </office:meta>
</office:document-meta>
</file>